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Proxima Nova" svg:font-family="'Proxima Nova', Arial, sans-serif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50%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5" style:family="paragraph" style:parent-style-name="Standard" style:list-style-name="L1">
      <style:text-properties fo:font-size="12pt" style:font-size-asian="12pt" style:font-size-complex="12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IDIRE ERINFOLAMI</text:p>
      <text:p text:style-name="Standard"><text:a xlink:type="simple" xlink:href="mailto:drockariel@gmail.com" text:style-name="Internet_20_link" text:visited-style-name="Visited_20_Internet_20_Link"><text:span text:style-name="T1">drockariel@gmail.com</text:span></text:a></text:p>
      <text:p text:style-name="P1">07034787160</text:p>
      <text:p text:style-name="P1"/>
      <text:p text:style-name="P2">BIO</text:p>
      <text:p text:style-name="P3">Analytical and detail oriented Web map developer with stellar communication skills. Conceptualizing app solutions with the latest technology, design theory, and a large dose of creativity. Committed to viable and easily functional app solutions for clients. <text:s/>I am dedicated and consistent in the quest for more knowledge. </text:p>
      <text:p text:style-name="P2">PROFESSIONAL SKILLS</text:p>
      <text:list xml:id="list5050255671281881309" text:style-name="L1">
        <text:list-item>
          <text:p text:style-name="P5">HTML</text:p>
        </text:list-item>
        <text:list-item>
          <text:p text:style-name="P5">CSS</text:p>
        </text:list-item>
        <text:list-item>
          <text:p text:style-name="P5">JavaScript</text:p>
        </text:list-item>
        <text:list-item>
          <text:p text:style-name="P5">PHP</text:p>
        </text:list-item>
        <text:list-item>
          <text:p text:style-name="P5">Leaflet</text:p>
        </text:list-item>
        <text:list-item>
          <text:p text:style-name="P5">Java SDK design functionality</text:p>
        </text:list-item>
        <text:list-item>
          <text:p text:style-name="P5">Object Oriented Programming</text:p>
        </text:list-item>
        <text:list-item>
          <text:p text:style-name="P5">Java Desktop GUI</text:p>
        </text:list-item>
        <text:list-item>
          <text:p text:style-name="P5">Python</text:p>
        </text:list-item>
        <text:list-item>
          <text:p text:style-name="P5">ArcGIS</text:p>
        </text:list-item>
        <text:list-item>
          <text:p text:style-name="P5">Q-GIS</text:p>
        </text:list-item>
        <text:list-item>
          <text:p text:style-name="P5">MySQL</text:p>
        </text:list-item>
        <text:list-item>
          <text:p text:style-name="P5">XML</text:p>
        </text:list-item>
      </text:list>
      <text:p text:style-name="Standard"/>
      <text:p text:style-name="P2">SUMMARY</text:p>
      <text:p text:style-name="P8">Excellent in Technical Report Writing</text:p>
      <text:p text:style-name="Standard">Good Communication Skills<text:line-break/>Excellent in Gaining Commitments<text:line-break/>Adept in the use of MS Word and Excel<text:line-break/>Effective Cold Calling strategies </text:p>
      <text:p text:style-name="Standard"/>
      <text:p text:style-name="P2">BIO-DATA</text:p>
      <text:p text:style-name="Standard">SEX: Male</text:p>
      <text:p text:style-name="Standard">Date Of Birth: 22/06/1991</text:p>
      <text:p text:style-name="Standard">ADDRESS: 6, Lam adesina estate, Ajoda, Egbeda LG, Ibadan</text:p>
      <text:p text:style-name="Standard"/>
      <text:p text:style-name="P2">WORK EXPERIENCE</text:p>
      <text:p text:style-name="Standard"/>
      <text:p text:style-name="Standard">MATHEMATICS TEACHER (2016 – 2018)</text:p>
      <text:p text:style-name="Standard">I was a mathematics tutor in Love-eternal college, Old ife road, Ibadan and Crown Model Academy, Oluwo, Ibadan. Majority of my students had good grades <text:s/>in their college certificate examinations.</text:p>
      <text:p text:style-name="Standard"/>
      <text:p text:style-name="P4">FREELANCER (2017 – PRESENT)</text:p>
      <text:p text:style-name="P4">GUI programmer for a variety of clients. Duties include all general and specific programming needs of <text:soft-page-break/>the clients' objectives in a variety of industries and discipline.</text:p>
      <text:p text:style-name="P4"/>
      <text:p text:style-name="P4">Training and tutoring new learners on the set up of Java JDK and Intellij IDE, syntax and semantics of the java language with OOP and GUI programming.</text:p>
      <text:p text:style-name="P7"/>
      <text:p text:style-name="P7">Built my portfolio website from scratch (<text:a xlink:type="simple" xlink:href="http://www.temierastus.github.io/" text:style-name="Internet_20_link" text:visited-style-name="Visited_20_Internet_20_Link">www.temierastus.github.io</text:a>), using HTML, CSS, JavaScript, and Jquery. I have also used leaflets to produce a web map of Oyo state.</text:p>
      <text:p text:style-name="P7">I also engaged in projects that made me use ArcGIS and Qgis in the production of well detailed maps. </text:p>
      <text:p text:style-name="Standard"/>
      <text:p text:style-name="P2">EDUCATIONAL QUALIFICATION</text:p>
      <text:p text:style-name="Standard">PGD in Surveying and Geoinformatics – University of Lagos.</text:p>
      <text:p text:style-name="Standard">2018 - 2019</text:p>
      <text:p text:style-name="Standard">Bsc (Geography) 2<text:span text:style-name="T2">nd</text:span> Class Upper – Obafemi Awolowo University, Ile-ife, Osun state.</text:p>
      <text:p text:style-name="Standard">2010 <text:s text:c="2"/>- <text:s text:c="3"/>2015 </text:p>
      <text:p text:style-name="Standard">West African Senior Secondary Certificate Examination (WASSCE) – FGC Ikirun, Osun state.</text:p>
      <text:p text:style-name="Standard">2002 <text:s text:c="2"/>- <text:s text:c="2"/>2008</text:p>
      <text:p text:style-name="Standard"/>
      <text:p text:style-name="P2">REFERENCE</text:p>
      <text:p text:style-name="Standard">Available on request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Proxima Nova" svg:font-family="'Proxima Nova', Arial, sans-serif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emidire Erinfolami</meta:initial-creator>
    <meta:creation-date>2020-06-22T12:40:45.46</meta:creation-date>
    <dc:date>2021-02-21T15:51:22.71</dc:date>
    <dc:creator>Temidire Erinfolami</dc:creator>
    <meta:editing-duration>PT1H37M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2" meta:paragraph-count="44" meta:word-count="316" meta:character-count="1991"/>
  </office:meta>
</office:document-meta>
</file>